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ifferences" style:family="table">
      <style:table-properties style:width="17cm" table:align="margins"/>
    </style:style>
    <style:style style:name="differences.A" style:family="table-column">
      <style:table-column-properties style:column-width="5.667cm" style:rel-column-width="21845*"/>
    </style:style>
    <style:style style:name="differenc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fference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ifferenc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ifference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66pt" officeooo:rsid="0017d354" officeooo:paragraph-rsid="0017d354" style:font-size-asian="66pt" style:font-size-complex="66pt"/>
    </style:style>
    <style:style style:name="P2" style:family="paragraph" style:parent-style-name="Standard">
      <style:text-properties officeooo:rsid="0017d354" officeooo:paragraph-rsid="0017d35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7d354" officeooo:paragraph-rsid="0017d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865d5" officeooo:paragraph-rsid="001865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865d5" officeooo:paragraph-rsid="00194c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94c7f" officeooo:paragraph-rsid="00194c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a9026" officeooo:paragraph-rsid="001a90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b6ecf" officeooo:paragraph-rsid="001b6e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b6ecf" officeooo:paragraph-rsid="001bd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bd4f6" officeooo:paragraph-rsid="001bd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d0d07" officeooo:paragraph-rsid="001d0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18pt" style:text-underline-style="none" fo:font-weight="normal" officeooo:rsid="0017d354" officeooo:paragraph-rsid="0017d354" style:font-size-asian="15.75pt" style:font-weight-asian="normal" style:font-size-complex="1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bd4f6" officeooo:paragraph-rsid="001bd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d354"/>
    </style:style>
    <style:style style:name="T2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4157c" style:font-size-asian="15.75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865d5"/>
    </style:style>
    <style:style style:name="T6" style:family="text">
      <style:text-properties officeooo:rsid="00194c7f"/>
    </style:style>
    <style:style style:name="T7" style:family="text">
      <style:text-properties officeooo:rsid="001b6ecf"/>
    </style:style>
    <style:style style:name="T8" style:family="text">
      <style:text-properties officeooo:rsid="001bd4f6"/>
    </style:style>
    <style:style style:name="T9" style:family="text">
      <style:text-properties fo:color="#000000" fo:font-size="18pt" style:text-underline-style="none" fo:font-weight="normal" officeooo:rsid="001bd4f6" style:font-size-asian="15.75pt" style:font-weight-asian="normal" style:font-size-complex="18pt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officeooo:rsid="001e8ee8"/>
    </style:style>
    <style:style style:name="T12" style:family="text">
      <style:text-properties officeooo:rsid="001d0d07"/>
    </style:style>
    <style:style style:name="T13" style:family="text">
      <style:text-properties fo:color="#c9211e"/>
    </style:style>
    <style:style style:name="T14" style:family="text">
      <style:text-properties fo:color="#c9211e" officeooo:rsid="001e8ee8"/>
    </style:style>
    <style:style style:name="T15" style:family="text">
      <style:text-properties officeooo:rsid="001e8e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Question1:</text:span><text:span text:style-name="T3">1- Distinguish between </text:span><text:span text:style-name="T9">variable</text:span><text:span text:style-name="T3">, constant and literals with exam</text:span><text:span text:style-name="T2">p</text:span><text:span text:style-name="T3">le.</text:span></text:p>
      <text:p text:style-name="P2"><text:span text:style-name="T3">A</text:span><text:span text:style-name="T2">ns:</text:span></text:p>
      <table:table table:name="differences" table:style-name="differences">
        <table:table-column table:style-name="differences.A" table:number-columns-repeated="3"/>
        <table:table-row>
          <table:table-cell table:style-name="differences.A1" office:value-type="string">
            <text:p text:style-name="P3"><text:s text:c="12"/><text:span text:style-name="T1">Variables</text:span></text:p>
          </table:table-cell>
          <table:table-cell table:style-name="differences.A1" office:value-type="string">
            <text:p text:style-name="P3"><text:s text:c="11"/><text:span text:style-name="T1">Constant</text:span></text:p>
          </table:table-cell>
          <table:table-cell table:style-name="differences.C1" office:value-type="string">
            <text:p text:style-name="P3"><text:s text:c="7"/><text:span text:style-name="T1">Literals</text:span></text:p>
          </table:table-cell>
        </table:table-row>
        <table:table-row>
          <table:table-cell table:style-name="differences.A2" office:value-type="string">
            <text:p text:style-name="P4">1.Variable is a name of location in memory that enables us to store a value for latter use.</text:p>
          </table:table-cell>
          <table:table-cell table:style-name="differences.A2" office:value-type="string">
            <text:p text:style-name="P3"><text:span text:style-name="T1">1.</text:span> <text:span text:style-name="T5">constants is same like variable</text:span></text:p>
            <text:p text:style-name="P7">it declares a constant type of variable </text:p>
          </table:table-cell>
          <table:table-cell table:style-name="differences.C2" office:value-type="string">
            <text:p text:style-name="P5">1.Literals are values assign to variables.</text:p>
          </table:table-cell>
        </table:table-row>
        <table:table-row>
          <table:table-cell table:style-name="differences.A2" office:value-type="string">
            <text:p text:style-name="P5">2.It is called variable because </text:p>
            <text:p text:style-name="P5">you can change the content in it</text:p>
            <text:p text:style-name="P5">whenever you want.</text:p>
          </table:table-cell>
          <table:table-cell table:style-name="differences.A2" office:value-type="string">
            <text:p text:style-name="P6">2.The only difference between constants and variable is that it cannot be <text:span text:style-name="T6">change </text:span>once defined.</text:p>
          </table:table-cell>
          <table:table-cell table:style-name="differences.C2" office:value-type="string">
            <text:p text:style-name="P8">2.literals are just values that can </text:p>
            <text:p text:style-name="P8">assign to a variable or constant s</text:p>
          </table:table-cell>
        </table:table-row>
        <table:table-row>
          <table:table-cell table:style-name="differences.A2" office:value-type="string">
            <text:p text:style-name="P7">3.variables acts like mutable they can change when we insert </text:p>
            <text:p text:style-name="P7">new value for that variable in next line of our programme.</text:p>
          </table:table-cell>
          <table:table-cell table:style-name="differences.A2" office:value-type="string">
            <text:p text:style-name="P7">3.constant acts like immutable</text:p>
            <text:p text:style-name="P7">they cant change even we insert a new value for that constant variable it will never leave its declared value. <text:s/></text:p>
          </table:table-cell>
          <table:table-cell table:style-name="differences.C2" office:value-type="string">
            <text:p text:style-name="P8">3.Literals in python are</text:p>
            <text:p text:style-name="P8"><text:s text:c="4"/>string- singleline/multiline;</text:p>
            <text:p text:style-name="P8"><text:s text:c="5"/>int -a=20;a=12345678;</text:p>
            <text:p text:style-name="P8"><text:s text:c="5"/>Float a=2.34;</text:p>
            <text:p text:style-name="P8"><text:s text:c="4"/><text:span text:style-name="T7">complex =2+4j;</text:span></text:p>
          </table:table-cell>
        </table:table-row>
        <table:table-row>
          <table:table-cell table:style-name="differences.A2" office:value-type="string">
            <text:p text:style-name="P8">4.dynamic initialization is possible in variable( we can intialize the <text:s/>value for variable in runtime by using input methods)</text:p>
          </table:table-cell>
          <table:table-cell table:style-name="differences.A2" office:value-type="string">
            <text:p text:style-name="P8">4.dynamic initialisation is not possible for constant.</text:p>
          </table:table-cell>
          <table:table-cell table:style-name="differences.C2" office:value-type="string">
            <text:p text:style-name="P7"><text:s/><text:span text:style-name="T7">Boolean- true/false;</text:span></text:p>
            <text:p text:style-name="P7"><text:s/><text:span text:style-name="T7">Lists list={1,2,3,4};</text:span></text:p>
            <text:p text:style-name="P9"><text:s/>Tuples tuple=(1,2,3,4)</text:p>
            <text:p text:style-name="P9"><text:s/>Sets set={1,2,4};</text:p>
            <text:p text:style-name="P9">Dictionaries -map{one:’1’,two:’2’}</text:p>
          </table:table-cell>
        </table:table-row>
        <table:table-row>
          <table:table-cell table:style-name="differences.A2" office:value-type="string">
            <text:p text:style-name="P9">Syntax:</text:p>
            <text:p text:style-name="P9">datatype variablename;</text:p>
            <text:p text:style-name="P9">datatype <text:s/>variablename <text:s/>= literalvalue ( intialization is optional we can initialize in runtime)</text:p>
          </table:table-cell>
          <table:table-cell table:style-name="differences.A2" office:value-type="string">
            <text:p text:style-name="P11">Syntax:</text:p>
            <text:p text:style-name="P10">Const datatype <text:s/>variablename =</text:p>
            <text:p text:style-name="P9">literalvalue(initialisation is necessary we can’t intialize at run time)</text:p>
            <text:p text:style-name="P9"><text:s text:c="2"/>data type is optional in python it automatically <text:span text:style-name="T8">observes related data type to value</text:span></text:p>
          </table:table-cell>
          <table:table-cell table:style-name="differences.C2" office:value-type="string">
            <text:p text:style-name="P11">It is present in syntax</text:p>
            <text:p text:style-name="P11">datatatype variablename=<text:span text:style-name="T10">literalvalue;</text:span></text:p>
            <text:p text:style-name="P11">const </text:p>
            <text:p text:style-name="P11">datatype variablename=<text:span text:style-name="T10">literalvalue;</text:span></text:p>
          </table:table-cell>
        </table:table-row>
        <table:table-row>
          <table:table-cell table:style-name="differences.A2" office:value-type="string">
            <text:p text:style-name="P11">Example:</text:p>
            <text:p text:style-name="P11">int <text:span text:style-name="T14">i</text:span>=10\\i is variable</text:p>
          </table:table-cell>
          <table:table-cell table:style-name="differences.A2" office:value-type="string">
            <text:p text:style-name="P11">Example:</text:p>
            <text:p text:style-name="P11"><text:span text:style-name="T11">const</text:span> <text:span text:style-name="T12">int </text:span><text:span text:style-name="T11">i</text:span>=10;\\ here “i ” is a constant.</text:p>
            <text:p text:style-name="P11">\\it value cannot be through out life cycle of program</text:p>
          </table:table-cell>
          <table:table-cell table:style-name="differences.C2" office:value-type="string">
            <text:p text:style-name="P12">Co<text:span text:style-name="T15">n</text:span>st int i =<text:span text:style-name="T11">10</text:span>;//Here “10” <text:span text:style-name="T15">is literal.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66pt" officeooo:rsid="0017d354" officeooo:paragraph-rsid="0017d354" style:font-size-asian="66pt" style:font-size-complex="6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-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22:51:36.013000000</meta:creation-date>
    <dc:date>2020-09-18T08:41:29.933000000</dc:date>
    <meta:editing-duration>PT6M58S</meta:editing-duration>
    <meta:editing-cycles>2</meta:editing-cycles>
    <meta:generator>Neat_Office/6.2.8.2$Windows_x86 LibreOffice_project/</meta:generator>
    <meta:document-statistic meta:table-count="1" meta:image-count="0" meta:object-count="0" meta:page-count="1" meta:paragraph-count="49" meta:word-count="273" meta:character-count="1874" meta:non-whitespace-character-count="1585"/>
  </office:meta>
</office:document-meta>
</file>